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443.3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44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fpga_template_reg_de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FPGA Templ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ory address: <text:s/>EFPGA_ASYNC_APB_START_ADD(` EFPGA_ASYNC_APB_START_ADD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eFPGA Template instantiates all the user accessible IO in the eFPGA and makes it avail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logic validation 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eFPGA provide the following interfaces and resour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Asynchronous CPU read/write bus. With 32-bit data, byte enables and 20-bits Addr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Four TCDM interfaces for eFPGA high speed access to read/write main L2 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32-bits of fpga IO which connects the fpga to the device pins via the pin mu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16-bits of event generation that can interrupt the CPU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 2 Math units each mathunit contains 2 32-bit multipliers that can be fractured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o <text:s/>2-16-bit, 4-8-bit or 8-4-bit multiply with accumulators and 3 4Kby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 dual port RAMS.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Offset/Field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TCDM_CTL_P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en_p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<text:s/>1 = read on TCDM 0, 0 = write on TCDM 0</text:p>
          </table:table-cell>
        </table:table-row>
        <table:table-row table:style-name="ro1">
          <table:table-cell/>
          <table:table-cell office:value-type="string" calcext:value-type="string">
            <text:p>tcdm_be_p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 the bye enables for TCDM 0</text:p>
          </table:table-cell>
        </table:table-row>
        <table:table-row table:style-name="ro1">
          <table:table-cell/>
          <table:table-cell office:value-type="string" calcext:value-type="string">
            <text:p>tcdm_addr_p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address to be used on TCDM 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TCDM_CTL_P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en_p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<text:s/>1 = read on TCDM 1, 0 = write on TCDM 1</text:p>
          </table:table-cell>
        </table:table-row>
        <table:table-row table:style-name="ro1">
          <table:table-cell/>
          <table:table-cell office:value-type="string" calcext:value-type="string">
            <text:p>tcdm_be_p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 the bye enables for TCDM 1</text:p>
          </table:table-cell>
        </table:table-row>
        <table:table-row table:style-name="ro1">
          <table:table-cell/>
          <table:table-cell office:value-type="string" calcext:value-type="string">
            <text:p>tcdm_addr_p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address to be used on TCDM 1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CDM_CTL_P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en_p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<text:s/>1 = read on TCDM 2, 0 = write on TCDM 2</text:p>
          </table:table-cell>
        </table:table-row>
        <table:table-row table:style-name="ro1">
          <table:table-cell/>
          <table:table-cell office:value-type="string" calcext:value-type="string">
            <text:p>tcdm_be_p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 the bye enables for TCDM 2</text:p>
          </table:table-cell>
        </table:table-row>
        <table:table-row table:style-name="ro1">
          <table:table-cell/>
          <table:table-cell office:value-type="string" calcext:value-type="string">
            <text:p>tcdm_addr_p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address to be used on TCDM 2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CDM_CTL_P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en_p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<text:s/>1 = read on TCDM 3, 0 = write on TCDM 3</text:p>
          </table:table-cell>
        </table:table-row>
        <table:table-row table:style-name="ro1">
          <table:table-cell/>
          <table:table-cell office:value-type="string" calcext:value-type="string">
            <text:p>tcdm_be_p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 the bye enables for TCDM 3</text:p>
          </table:table-cell>
        </table:table-row>
        <table:table-row table:style-name="ro1">
          <table:table-cell/>
          <table:table-cell office:value-type="string" calcext:value-type="string">
            <text:p>tcdm_addr_p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address to be used on TCDM 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0_M0_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0_m0_res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reset accumulator</text:p>
          </table:table-cell>
        </table:table-row>
        <table:table-row table:style-name="ro1">
          <table:table-cell/>
          <table:table-cell office:value-type="string" calcext:value-type="string">
            <text:p>m0_m0_sa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select saturation</text:p>
          </table:table-cell>
        </table:table-row>
        <table:table-row table:style-name="ro1">
          <table:table-cell/>
          <table:table-cell office:value-type="string" calcext:value-type="string">
            <text:p>m0_m0_cl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clear accumulator</text:p>
          </table:table-cell>
        </table:table-row>
        <table:table-row table:style-name="ro1">
          <table:table-cell/>
          <table:table-cell office:value-type="string" calcext:value-type="string">
            <text:p>m0_m0_r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select rounding</text:p>
          </table:table-cell>
        </table:table-row>
        <table:table-row table:style-name="ro1">
          <table:table-cell/>
          <table:table-cell office:value-type="string" calcext:value-type="string">
            <text:p>m0_m0_cse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coefficient selection</text:p>
          </table:table-cell>
        </table:table-row>
        <table:table-row table:style-name="ro1">
          <table:table-cell/>
          <table:table-cell office:value-type="string" calcext:value-type="string">
            <text:p>m0_m0_ose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operand slection</text:p>
          </table:table-cell>
        </table:table-row>
        <table:table-row table:style-name="ro1">
          <table:table-cell/>
          <table:table-cell office:value-type="string" calcext:value-type="string">
            <text:p>m0_m0_mod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0 mode. 00 = 32-bit, 01 = 16-bit, 10= 8-bit, 11 = 4-bit</text:p>
          </table:table-cell>
        </table:table-row>
        <table:table-row table:style-name="ro1">
          <table:table-cell/>
          <table:table-cell office:value-type="string" calcext:value-type="string">
            <text:p>m0_m0_outs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tliplier 0 output selec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M0_M1_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0_m1_res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reset accumulator</text:p>
          </table:table-cell>
        </table:table-row>
        <table:table-row table:style-name="ro1">
          <table:table-cell/>
          <table:table-cell office:value-type="string" calcext:value-type="string">
            <text:p>m0_m1_sa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select saturation</text:p>
          </table:table-cell>
        </table:table-row>
        <table:table-row table:style-name="ro1">
          <table:table-cell/>
          <table:table-cell office:value-type="string" calcext:value-type="string">
            <text:p>m0_m1_cl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clear accumulator</text:p>
          </table:table-cell>
        </table:table-row>
        <table:table-row table:style-name="ro1">
          <table:table-cell/>
          <table:table-cell office:value-type="string" calcext:value-type="string">
            <text:p>m0_m1_r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select rounding</text:p>
          </table:table-cell>
        </table:table-row>
        <table:table-row table:style-name="ro1">
          <table:table-cell/>
          <table:table-cell office:value-type="string" calcext:value-type="string">
            <text:p>m0_m1_cse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coefficient selection</text:p>
          </table:table-cell>
        </table:table-row>
        <table:table-row table:style-name="ro1">
          <table:table-cell/>
          <table:table-cell office:value-type="string" calcext:value-type="string">
            <text:p>m0_m1_ose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operand slection</text:p>
          </table:table-cell>
        </table:table-row>
        <table:table-row table:style-name="ro1">
          <table:table-cell/>
          <table:table-cell office:value-type="string" calcext:value-type="string">
            <text:p>m0_m1_mod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ltiplier 1 mode. 00 = 32-bit, 01 = 16-bit, 10= 8-bit, 11 = 4-bit</text:p>
          </table:table-cell>
        </table:table-row>
        <table:table-row table:style-name="ro1">
          <table:table-cell/>
          <table:table-cell office:value-type="string" calcext:value-type="string">
            <text:p>m0_m1_outs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, Mutliplier 1 output selec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M1_M0_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1_m0_res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reset accumulator</text:p>
          </table:table-cell>
        </table:table-row>
        <table:table-row table:style-name="ro1">
          <table:table-cell/>
          <table:table-cell office:value-type="string" calcext:value-type="string">
            <text:p>m1_m1_sa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select saturation</text:p>
          </table:table-cell>
        </table:table-row>
        <table:table-row table:style-name="ro1">
          <table:table-cell/>
          <table:table-cell office:value-type="string" calcext:value-type="string">
            <text:p>m1_m0_cl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clear accumulator</text:p>
          </table:table-cell>
        </table:table-row>
        <table:table-row table:style-name="ro1">
          <table:table-cell/>
          <table:table-cell office:value-type="string" calcext:value-type="string">
            <text:p>m1_m0_r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select rounding</text:p>
          </table:table-cell>
        </table:table-row>
        <table:table-row table:style-name="ro1">
          <table:table-cell/>
          <table:table-cell office:value-type="string" calcext:value-type="string">
            <text:p>m1_m0_cse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coefficient selection</text:p>
          </table:table-cell>
        </table:table-row>
        <table:table-row table:style-name="ro1">
          <table:table-cell/>
          <table:table-cell office:value-type="string" calcext:value-type="string">
            <text:p>m1_m0_ose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operand slection</text:p>
          </table:table-cell>
        </table:table-row>
        <table:table-row table:style-name="ro2">
          <table:table-cell/>
          <table:table-cell office:value-type="string" calcext:value-type="string">
            <text:p>m1_m0_mod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0 mode.</text:p>
            <text:p>00 = 32-bit, 01 = 16-bit, 10= 8-bit, 11 = 4-bit</text:p>
          </table:table-cell>
        </table:table-row>
        <table:table-row table:style-name="ro1">
          <table:table-cell/>
          <table:table-cell office:value-type="string" calcext:value-type="string">
            <text:p>m1_m0_outs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tliplier 0 output selec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M1_M1_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1_m1_res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reset accumulator</text:p>
          </table:table-cell>
        </table:table-row>
        <table:table-row table:style-name="ro1">
          <table:table-cell/>
          <table:table-cell office:value-type="string" calcext:value-type="string">
            <text:p>m1_m1_sa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select saturation</text:p>
          </table:table-cell>
        </table:table-row>
        <table:table-row table:style-name="ro1">
          <table:table-cell/>
          <table:table-cell office:value-type="string" calcext:value-type="string">
            <text:p>m1_m1_cl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clear accumulator</text:p>
          </table:table-cell>
        </table:table-row>
        <table:table-row table:style-name="ro1">
          <table:table-cell/>
          <table:table-cell office:value-type="string" calcext:value-type="string">
            <text:p>m1_m1_r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select rounding</text:p>
          </table:table-cell>
        </table:table-row>
        <table:table-row table:style-name="ro1">
          <table:table-cell/>
          <table:table-cell office:value-type="string" calcext:value-type="string">
            <text:p>m1_m1_cse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coefficient selection</text:p>
          </table:table-cell>
        </table:table-row>
        <table:table-row table:style-name="ro1">
          <table:table-cell/>
          <table:table-cell office:value-type="string" calcext:value-type="string">
            <text:p>m1_m1_ose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operand slection</text:p>
          </table:table-cell>
        </table:table-row>
        <table:table-row table:style-name="ro2">
          <table:table-cell/>
          <table:table-cell office:value-type="string" calcext:value-type="string">
            <text:p>m1_m1_mod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ltiplier 1 mode.</text:p>
            <text:p>00 = 32-bit, 01 = 16-bit, 10= 8-bit, 11 = 4-bit</text:p>
          </table:table-cell>
        </table:table-row>
        <table:table-row table:style-name="ro1">
          <table:table-cell/>
          <table:table-cell office:value-type="string" calcext:value-type="string">
            <text:p>m1_m1_outs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, Mutliplier 1 output selec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M0_RAM_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0_coef_wdse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coefficient RAM write data select</text:p>
          </table:table-cell>
        </table:table-row>
        <table:table-row table:style-name="ro1">
          <table:table-cell/>
          <table:table-cell office:value-type="string" calcext:value-type="string">
            <text:p>m0_oper1_wdse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Operand 0 RAM write data select</text:p>
          </table:table-cell>
        </table:table-row>
        <table:table-row table:style-name="ro1">
          <table:table-cell/>
          <table:table-cell office:value-type="string" calcext:value-type="string">
            <text:p>m0_oper0_wdse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Operand 1 RAM write data select</text:p>
          </table:table-cell>
        </table:table-row>
        <table:table-row table:style-name="ro1">
          <table:table-cell/>
          <table:table-cell office:value-type="string" calcext:value-type="string">
            <text:p>m0_coef_wmod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coefficient RAM write mode</text:p>
          </table:table-cell>
        </table:table-row>
        <table:table-row table:style-name="ro1">
          <table:table-cell/>
          <table:table-cell office:value-type="string" calcext:value-type="string">
            <text:p>m0_coef_rmod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coefficient RAM read mode</text:p>
          </table:table-cell>
        </table:table-row>
        <table:table-row table:style-name="ro1">
          <table:table-cell/>
          <table:table-cell office:value-type="string" calcext:value-type="string">
            <text:p>m0_oper1_wmod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operand 0 RAM write mode</text:p>
          </table:table-cell>
        </table:table-row>
        <table:table-row table:style-name="ro1">
          <table:table-cell/>
          <table:table-cell office:value-type="string" calcext:value-type="string">
            <text:p>m0_oper1_rmod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operand 0 RAM read mode</text:p>
          </table:table-cell>
        </table:table-row>
        <table:table-row table:style-name="ro1">
          <table:table-cell/>
          <table:table-cell office:value-type="string" calcext:value-type="string">
            <text:p>m0_oper0_wmo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operand 1 RAM write mode</text:p>
          </table:table-cell>
        </table:table-row>
        <table:table-row table:style-name="ro1">
          <table:table-cell/>
          <table:table-cell office:value-type="string" calcext:value-type="string">
            <text:p>m0_oper0_rm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0 operand 1 RAM read mo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1_RAM_CONTR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1_coef_wdse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coefficient RAM write data select</text:p>
          </table:table-cell>
        </table:table-row>
        <table:table-row table:style-name="ro1">
          <table:table-cell/>
          <table:table-cell office:value-type="string" calcext:value-type="string">
            <text:p>m1_oper1_wdse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Operand 0 RAM write data select</text:p>
          </table:table-cell>
        </table:table-row>
        <table:table-row table:style-name="ro1">
          <table:table-cell/>
          <table:table-cell office:value-type="string" calcext:value-type="string">
            <text:p>m1_oper0_wdse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Operand 1 RAM write data select</text:p>
          </table:table-cell>
        </table:table-row>
        <table:table-row table:style-name="ro1">
          <table:table-cell/>
          <table:table-cell office:value-type="string" calcext:value-type="string">
            <text:p>m1_coef_wmod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coefficient RAM write mode</text:p>
          </table:table-cell>
        </table:table-row>
        <table:table-row table:style-name="ro1">
          <table:table-cell/>
          <table:table-cell office:value-type="string" calcext:value-type="string">
            <text:p>m1_coef_rmod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coefficient RAM read mode</text:p>
          </table:table-cell>
        </table:table-row>
        <table:table-row table:style-name="ro1">
          <table:table-cell/>
          <table:table-cell office:value-type="string" calcext:value-type="string">
            <text:p>m1_oper1_wmod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operand 0 RAM write mode</text:p>
          </table:table-cell>
        </table:table-row>
        <table:table-row table:style-name="ro1">
          <table:table-cell/>
          <table:table-cell office:value-type="string" calcext:value-type="string">
            <text:p>m1_oper1_rmod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operand 0 RAM read mode</text:p>
          </table:table-cell>
        </table:table-row>
        <table:table-row table:style-name="ro1">
          <table:table-cell/>
          <table:table-cell office:value-type="string" calcext:value-type="string">
            <text:p>m1_oper0_wmo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operand 1 RAM write mode</text:p>
          </table:table-cell>
        </table:table-row>
        <table:table-row table:style-name="ro1">
          <table:table-cell/>
          <table:table-cell office:value-type="string" calcext:value-type="string">
            <text:p>m1_oper0_rm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ath Unit 1 operand 1 RAM read mo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FPGAIO_OUT31_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o_3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tput bit 31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o_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ptut bit 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FPGAIO_OUT63_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o_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tput bit 63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o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ptut bit 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FPGAIO_OUT79_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o_7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tput bit 79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o_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ptut bit 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PGAIO_OE31_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oe_3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tput enable for bit 31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oe_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ptut enable for bit 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FPGAIO_OE63_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oe_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tput enable for bit 63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oe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ptut enable for bit 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FPGAIO_OE79_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oe_7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tput enable for bit 79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oe_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ets the fpgio ouptut enable for bit 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FPGAIO_I31_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i_3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eads the fpgaio input value for bit 31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i_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eads the fpgaio input value for bit 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FPGAIO_I63_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i_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eads the fpgaio input value for bit 63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i_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eads the fpgaio input value for bit 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FPGAIO_I79_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gaio_i_7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eads the fpgaio input value for bit 79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gaio_i_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Reads the fpgaio input value for bit 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FPGA_EVENT15_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ent_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event 16 to the event unit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vent_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event 00 to the event uni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CDM_RUN_P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data_p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uns a TCDM operation on P0 with TCDM_CTL_P0 Attribu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CDM_RUN_P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data_p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uns a TCDM operation on P1 with TCDM_CTL_P0 Attribu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TCDM_RUN_P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data_p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uns a TCDM operation on P2 with TCDM_CTL_P0 Attribu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TCDM_RUN_P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cdm_wdata_p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uns a TCDM operation on P3 with TCDM_CTL_P0 Attribu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M0_M0_O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operand data for math unit 0 multiplier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94</text:p>
          </table:table-cell>
          <table:table-cell office:value-type="string" calcext:value-type="string">
            <text:p>M0_M1_O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operand data for math unit 0 multiplier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98</text:p>
          </table:table-cell>
          <table:table-cell office:value-type="string" calcext:value-type="string">
            <text:p>M0_M0_C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coeficient data for math unit 0 multiplier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98</text:p>
          </table:table-cell>
          <table:table-cell office:value-type="string" calcext:value-type="string">
            <text:p>M0_M1_C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coeficient data for math unit 0 multiplier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A0</text:p>
          </table:table-cell>
          <table:table-cell office:value-type="string" calcext:value-type="string">
            <text:p>M1_M0_O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operand data for math unit 1 multiplier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M1_M1_O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operand data for math unit 0 multiplier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A8</text:p>
          </table:table-cell>
          <table:table-cell office:value-type="string" calcext:value-type="string">
            <text:p>M1_M0_C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coeficient data for math unit 1 multiplier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A8</text:p>
          </table:table-cell>
          <table:table-cell office:value-type="string" calcext:value-type="string">
            <text:p>M1_M1_C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dat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Sets the coeficient data for math unit 1 multiplier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M0_OPER0[0x400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M0_OPER1[0x400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M0_COEF[0x400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6000</text:p>
          </table:table-cell>
          <table:table-cell office:value-type="string" calcext:value-type="string">
            <text:p>M1_OPER0[0x400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7000</text:p>
          </table:table-cell>
          <table:table-cell office:value-type="string" calcext:value-type="string">
            <text:p>M1_OPER1[0x400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8000</text:p>
          </table:table-cell>
          <table:table-cell office:value-type="string" calcext:value-type="string">
            <text:p>M1_COEF[0x400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7T16:26:29.656718266</dc:date>
    <meta:editing-duration>PT6M32S</meta:editing-duration>
    <meta:editing-cycles>1</meta:editing-cycles>
    <meta:document-statistic meta:table-count="1" meta:cell-count="670" meta:object-count="0"/>
    <meta:generator>LibreOffice/6.0.7.3$Linux_X86_64 LibreOffice_project/00m0$Build-3</meta:generator>
  </office:meta>
</office:document-meta>
</file>